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loext:decorative="false"/>
    </style:style>
    <style:style style:name="pr1" style:family="presentation" style:parent-style-name="Yellow_20_Idea-title">
      <style:graphic-properties fo:min-height="9.904cm" loext:decorative="false"/>
      <style:paragraph-properties style:writing-mode="lr-tb"/>
    </style:style>
    <style:style style:name="pr2" style:family="presentation" style:parent-style-name="Yellow_20_Idea-subtitle">
      <style:graphic-properties draw:fill-color="#ffffff" draw:auto-grow-height="true" fo:min-height="2.819cm" loext:decorative="false"/>
      <style:paragraph-properties style:writing-mode="lr-tb"/>
    </style:style>
    <style:style style:name="pr3" style:family="presentation" style:parent-style-name="Yellow_20_Idea-notes">
      <style:graphic-properties draw:fill-color="#ffffff" draw:auto-grow-height="true" fo:min-height="13.364cm" loext:decorative="false"/>
      <style:paragraph-properties style:writing-mode="lr-tb"/>
    </style:style>
    <style:style style:name="pr4" style:family="presentation" style:parent-style-name="Yellow_20_Idea-title">
      <style:graphic-properties fo:min-height="3.693cm" loext:decorative="false"/>
      <style:paragraph-properties style:writing-mode="lr-tb"/>
    </style:style>
    <style:style style:name="pr5" style:family="presentation" style:parent-style-name="Yellow_20_Idea-outline1">
      <style:graphic-properties fo:min-height="8.884cm" loext:decorative="false"/>
      <style:paragraph-properties style:writing-mode="lr-tb"/>
    </style:style>
    <style:style style:name="pr6" style:family="presentation" style:parent-style-name="Yellow_20_Idea-notes">
      <style:graphic-properties draw:fill-color="#ffffff" fo:min-height="13.364cm" loext:decorative="false"/>
      <style:paragraph-properties style:writing-mode="lr-tb"/>
    </style:style>
    <style:style style:name="pr7" style:family="presentation" style:parent-style-name="Yellow_20_Idea-title">
      <style:graphic-properties fo:min-height="2.629cm" loext:decorative="false"/>
      <style:paragraph-properties style:writing-mode="lr-tb"/>
    </style:style>
    <style:style style:name="P1" style:family="paragraph">
      <style:paragraph-properties fo:text-align="end"/>
    </style:style>
    <style:style style:name="P2" style:family="paragraph">
      <style:paragraph-properties fo:text-align="end"/>
      <style:text-properties fo:color="#ffffff" loext:opacity="100%" fo:text-shadow="1pt 1pt"/>
    </style:style>
    <style:style style:name="P3" style:family="paragraph">
      <style:paragraph-properties fo:text-align="start"/>
    </style:style>
    <style:style style:name="P4" style:family="paragraph">
      <loext:graphic-properties draw:fill-color="#ffffff"/>
      <style:paragraph-properties fo:text-align="start"/>
      <style:text-properties fo:color="#ffffff" loext:opacity="100%" fo:font-size="22pt" fo:text-shadow="1pt 1pt" style:font-size-asian="22pt" style:font-size-complex="22pt"/>
    </style:style>
    <style:style style:name="P5" style:family="paragraph">
      <loext:graphic-properties draw:fill-color="#ffffff"/>
    </style:style>
    <style:style style:name="P6" style:family="paragraph">
      <style:paragraph-properties fo:text-align="start"/>
      <style:text-properties fo:color="#ffffff" loext:opacity="100%" fo:text-shadow="1pt 1pt"/>
    </style:style>
    <style:style style:name="P7" style:family="paragraph">
      <style:paragraph-properties fo:text-align="start"/>
      <style:text-properties fo:color="#ffffff" loext:opacity="100%" fo:text-shadow="1pt 1pt"/>
    </style:style>
    <style:style style:name="P8" style:family="paragraph">
      <style:paragraph-properties fo:text-align="justify"/>
      <style:text-properties fo:color="#ffffff" loext:opacity="100%" fo:text-shadow="1pt 1pt"/>
    </style:style>
    <style:style style:name="P9" style:family="paragraph">
      <style:paragraph-properties fo:text-align="justify"/>
      <style:text-properties fo:color="#ffffff" loext:opacity="100%" fo:text-shadow="1pt 1pt"/>
    </style:style>
    <style:style style:name="P10" style:family="paragraph">
      <style:text-properties fo:color="#ffffff" loext:opacity="100%" fo:text-shadow="1pt 1pt"/>
    </style:style>
    <style:style style:name="P11" style:family="paragraph">
      <style:text-properties fo:color="#ffffff" loext:opacity="100%" fo:text-shadow="1pt 1pt"/>
    </style:style>
    <style:style style:name="T1" style:family="text">
      <style:text-properties fo:color="#ffffff" loext:opacity="100%" fo:text-shadow="1pt 1pt"/>
    </style:style>
    <style:style style:name="T2" style:family="text">
      <style:text-properties fo:color="#ffffff" loext:opacity="100%" fo:font-size="22pt" fo:text-shadow="1pt 1pt" style:font-size-asian="22pt" style:font-size-complex="22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3">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Yellow_20_Idea" presentation:presentation-page-layout-name="AL1T0">
        <draw:frame presentation:style-name="pr1" draw:text-style-name="P2" draw:layer="layout" svg:width="25.199cm" svg:height="9.904cm" svg:x="1.4cm" svg:y="0.096cm" presentation:class="title" presentation:user-transformed="true">
          <draw:text-box>
            <text:p text:style-name="P1"><text:span text:style-name="T1">Магазин настольных игр «DoDoS»</text:span></text:p>
          </draw:text-box>
        </draw:frame>
        <draw:frame presentation:style-name="pr2" draw:text-style-name="P4" draw:layer="layout" svg:width="12.599cm" svg:height="2.819cm" svg:x="0.401cm" svg:y="12.5cm" presentation:class="subtitle" presentation:user-transformed="true">
          <draw:text-box>
            <text:p text:style-name="P3"><text:span text:style-name="T2">Студент: Проскурня Д.Д.,</text:span></text:p>
            <text:p text:style-name="P3"><text:span text:style-name="T2">Группа: 9ПО-41</text:span></text:p>
            <text:p text:style-name="P3"><text:span text:style-name="T2">Преподаватель: Никифорова М.В.</text:span></text:p>
          </draw:text-box>
        </draw:frame>
        <presentation:notes draw:style-name="dp2">
          <draw:page-thumbnail draw:style-name="gr1" draw:layer="layout" svg:width="18.115cm" svg:height="11.136cm" svg:x="1.441cm" svg:y="2.256cm" draw:page-number="1" presentation:class="page"/>
          <draw:frame presentation:style-name="pr3" draw:text-style-name="P5" draw:layer="layout" svg:width="16.799cm" svg:height="13.364cm" svg:x="2.1cm" svg:y="14.106cm" presentation:class="notes" presentation:placeholder="true">
            <draw:text-box/>
          </draw:frame>
        </presentation:notes>
      </draw:page>
      <draw:page draw:name="page2" draw:style-name="dp1" draw:master-page-name="Yellow_20_Idea" presentation:presentation-page-layout-name="AL2T1">
        <draw:frame presentation:style-name="pr4" draw:text-style-name="P7" draw:layer="layout" svg:width="25.199cm" svg:height="3.693cm" svg:x="1.4cm" svg:y="0.096cm" presentation:class="title" presentation:user-transformed="true">
          <draw:text-box>
            <text:p text:style-name="P6"><text:span text:style-name="T1">Введение</text:span></text:p>
          </draw:text-box>
        </draw:frame>
        <draw:frame presentation:style-name="pr5" draw:text-style-name="P9" draw:layer="layout" svg:width="25.199cm" svg:height="9.134cm" svg:x="1.4cm" svg:y="3.685cm" presentation:class="outline" presentation:user-transformed="true">
          <draw:text-box>
            <text:p text:style-name="P8"><text:span text:style-name="T1">Еще недавно современные настольные игры только-только начинали шагать по стране. Сегодня эта ниша переживает бурный рост: открываются новые издательства, магазины, проводятся игротеки и чемпионаты в тайм-кафе и торговых центрах. Наш план расскажет, как открыть свой магазин настольных игр и не прогореть.</text:span></text:p>
          </draw:text-box>
        </draw:frame>
        <presentation:notes draw:style-name="dp2">
          <draw:page-thumbnail draw:style-name="gr1" draw:layer="layout" svg:width="18.115cm" svg:height="11.136cm" svg:x="1.441cm" svg:y="2.256cm" draw:page-number="2" presentation:class="page"/>
          <draw:frame presentation:style-name="pr6" draw:text-style-name="P5" draw:layer="layout" svg:width="16.799cm" svg:height="13.364cm" svg:x="2.1cm" svg:y="14.106cm" presentation:class="notes" presentation:placeholder="true">
            <draw:text-box/>
          </draw:frame>
        </presentation:notes>
      </draw:page>
      <draw:page draw:name="page3" draw:style-name="dp1" draw:master-page-name="Yellow_20_Idea" presentation:presentation-page-layout-name="AL2T1">
        <draw:frame presentation:style-name="pr7" draw:text-style-name="P11" draw:layer="layout" svg:width="25.199cm" svg:height="3.675cm" svg:x="1.4cm" svg:y="0.105cm" presentation:class="title" presentation:user-transformed="true">
          <draw:text-box>
            <text:p text:style-name="P10"><text:span text:style-name="T1">Список используемых источников</text:span></text:p>
          </draw:text-box>
        </draw:frame>
        <draw:frame presentation:style-name="pr5" draw:text-style-name="P11" draw:layer="layout" svg:width="25.199cm" svg:height="9.134cm" svg:x="1.4cm" svg:y="3.685cm" presentation:class="outline" presentation:user-transformed="true">
          <draw:text-box>
            <text:list text:style-name="L3">
              <text:list-item>
                <text:p text:style-name="P10"><text:span text:style-name="T1">Как открыть магазин настольных игр с нуля // Альтера Инвест URL: https://alterainvest.ru/rus/biznes-idei/detail-1446683/ (дата обращения: 2025).</text:span></text:p>
              </text:list-item>
            </text:list>
          </draw:text-box>
        </draw:frame>
        <presentation:notes draw:style-name="dp2">
          <draw:page-thumbnail draw:style-name="gr1" draw:layer="layout" svg:width="18.115cm" svg:height="11.136cm" svg:x="1.441cm" svg:y="2.256cm" draw:page-number="3" presentation:class="page"/>
          <draw:frame presentation:style-name="pr6" draw:text-style-name="P5" draw:layer="layout" svg:width="16.799cm" svg:height="13.364cm" svg:x="2.1cm" svg:y="14.106cm" presentation:class="notes" presentation:placeholder="true">
            <draw:text-box/>
          </draw:frame>
        </presentation:notes>
      </draw:page>
      <draw:page draw:name="page4" draw:style-name="dp1" draw:master-page-name="Yellow_20_Idea" presentation:presentation-page-layout-name="AL2T1">
        <draw:frame presentation:style-name="pr7" draw:text-style-name="P11" draw:layer="layout" svg:width="17.5cm" svg:height="2.629cm" svg:x="10.5cm" svg:y="6.871cm" presentation:class="title" presentation:user-transformed="true">
          <draw:text-box>
            <text:p><text:span text:style-name="T1">Спасибо за внимание!</text:span></text:p>
          </draw:text-box>
        </draw:frame>
        <presentation:notes draw:style-name="dp2">
          <draw:page-thumbnail draw:style-name="gr1" draw:layer="layout" svg:width="18.115cm" svg:height="11.136cm" svg:x="1.441cm" svg:y="2.256cm" draw:page-number="4" presentation:class="page"/>
          <draw:frame presentation:style-name="pr6" draw:text-style-name="P5" draw:layer="layout" svg:width="16.799cm" svg:height="13.364cm" svg:x="2.1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Заливка"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Заливка_20_жёлтым" draw:display-name="Заливка жёлтым"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Заливка_20_зелёным" draw:display-name="Заливка зелёным"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Заливка_20_красным" draw:display-name="Заливка красным"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Заливка_20_синим" draw:display-name="Заливка синим"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Фигуры"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ru" fo:country="RU"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loext:opacity="100%"/>
    </style:style>
    <style:style style:name="Filled_20_Green" style:display-name="Filled Green" style:family="graphic" style:parent-style-name="Filled">
      <style:graphic-properties draw:fill-gradient-name="Заливка_20_зелёным"/>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loext:opacity="100%"/>
    </style:style>
    <style:style style:name="Filled_20_Yellow" style:display-name="Filled Yellow" style:family="graphic" style:parent-style-name="Filled">
      <style:graphic-properties draw:fill-gradient-name="Заливка_20_жёлтым"/>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Обычный-background" style:family="presentation">
      <style:graphic-properties draw:stroke="none" draw:fill="none"/>
      <style:text-properties style:letter-kerning="true"/>
    </style:style>
    <style:style style:name="Обычный-backgroundobjects" style:family="presentation">
      <style:graphic-properties draw:textarea-horizontal-align="justify" draw:shadow="hidden" draw:shadow-offset-x="0.2cm" draw:shadow-offset-y="0.2cm" draw:shadow-color="#808080"/>
      <style:text-properties style:letter-kerning="true"/>
    </style:style>
    <style:style style:name="Обычный-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Обычный-outline1" style:family="presentation">
      <style:graphic-properties draw:stroke="none" draw:fill="none" draw:auto-grow-height="false" draw:fit-to-size="false" style:shrink-to-fit="true">
        <text:list-style style:name="Обычный-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outline2" style:family="presentation" style:parent-style-name="Обычный-outline1">
      <style:paragraph-properties fo:margin-top="0.4cm" fo:margin-bottom="0cm"/>
      <style:text-properties fo:font-size="28pt" style:font-size-asian="28pt" style:font-size-complex="28pt"/>
    </style:style>
    <style:style style:name="Обычный-outline3" style:family="presentation" style:parent-style-name="Обычный-outline2">
      <style:paragraph-properties fo:margin-top="0.3cm" fo:margin-bottom="0cm"/>
      <style:text-properties fo:font-size="24pt" style:font-size-asian="24pt" style:font-size-complex="24pt"/>
    </style:style>
    <style:style style:name="Обычный-outline4" style:family="presentation" style:parent-style-name="Обычный-outline3">
      <style:paragraph-properties fo:margin-top="0.2cm" fo:margin-bottom="0cm"/>
      <style:text-properties fo:font-size="20pt" style:font-size-asian="20pt" style:font-size-complex="20pt"/>
    </style:style>
    <style:style style:name="Обычный-outline5" style:family="presentation" style:parent-style-name="Обычный-outline4">
      <style:paragraph-properties fo:margin-top="0.1cm" fo:margin-bottom="0cm"/>
      <style:text-properties fo:font-size="20pt" style:font-size-asian="20pt" style:font-size-complex="20pt"/>
    </style:style>
    <style:style style:name="Обычный-outline6" style:family="presentation" style:parent-style-name="Обычный-outline5">
      <style:paragraph-properties fo:margin-top="0.1cm" fo:margin-bottom="0cm"/>
      <style:text-properties fo:font-size="20pt" style:font-size-asian="20pt" style:font-size-complex="20pt"/>
    </style:style>
    <style:style style:name="Обычный-outline7" style:family="presentation" style:parent-style-name="Обычный-outline6">
      <style:paragraph-properties fo:margin-top="0.1cm" fo:margin-bottom="0cm"/>
      <style:text-properties fo:font-size="20pt" style:font-size-asian="20pt" style:font-size-complex="20pt"/>
    </style:style>
    <style:style style:name="Обычный-outline8" style:family="presentation" style:parent-style-name="Обычный-outline7">
      <style:paragraph-properties fo:margin-top="0.1cm" fo:margin-bottom="0cm"/>
      <style:text-properties fo:font-size="20pt" style:font-size-asian="20pt" style:font-size-complex="20pt"/>
    </style:style>
    <style:style style:name="Обычный-outline9" style:family="presentation" style:parent-style-name="Обычный-outline8">
      <style:paragraph-properties fo:margin-top="0.1cm" fo:margin-bottom="0cm"/>
      <style:text-properties fo:font-size="20pt" style:font-size-asian="20pt" style:font-size-complex="20pt"/>
    </style:style>
    <style:style style:name="Обычный-subtitle" style:family="presentation">
      <style:graphic-properties draw:stroke="none" draw:fill="none" draw:textarea-vertical-align="middle">
        <text:list-style style:name="Обычный-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Обычный-title" style:family="presentation">
      <style:graphic-properties draw:stroke="none" draw:fill="none" draw:textarea-vertical-align="middle">
        <text:list-style style:name="Обычный-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Yellow_20_Idea-background" style:display-name="Yellow Idea-background" style:family="presentation">
      <style:graphic-properties draw:stroke="none" draw:fill="solid" draw:fill-color="#f2c02c"/>
      <style:text-properties style:letter-kerning="true"/>
    </style:style>
    <style:style style:name="Yellow_20_Idea-backgroundobjects" style:display-name="Yellow Idea-backgroundobjects" style:family="presentation">
      <style:graphic-properties draw:textarea-horizontal-align="justify" draw:shadow="hidden" draw:shadow-offset-x="0.2cm" draw:shadow-offset-y="0.2cm" draw:shadow-color="#808080"/>
      <style:text-properties style:letter-kerning="true"/>
    </style:style>
    <style:style style:name="Yellow_20_Idea-notes" style:display-name="Yellow Idea-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Yellow_20_Idea-outline1" style:display-name="Yellow Idea-outline1" style:family="presentation">
      <style:graphic-properties draw:stroke="none" draw:fill="none" draw:auto-grow-height="false" draw:fit-to-size="false" style:shrink-to-fit="true">
        <text:list-style style:name="Yellow_20_Idea-outline1" style:display-name="Yellow Idea-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Yellow_20_Idea-outline2" style:display-name="Yellow Idea-outline2" style:family="presentation" style:parent-style-name="Yellow_20_Idea-outline1">
      <style:paragraph-properties fo:margin-left="0cm" fo:margin-right="0cm" fo:margin-top="0.4cm" fo:margin-bottom="0cm" fo:text-indent="0cm"/>
      <style:text-properties fo:font-size="28pt" style:font-size-asian="28pt" style:font-size-complex="28pt"/>
    </style:style>
    <style:style style:name="Yellow_20_Idea-outline3" style:display-name="Yellow Idea-outline3" style:family="presentation" style:parent-style-name="Yellow_20_Idea-outline2">
      <style:paragraph-properties fo:margin-left="0cm" fo:margin-right="0cm" fo:margin-top="0.3cm" fo:margin-bottom="0cm" fo:text-indent="0cm"/>
      <style:text-properties fo:font-size="24pt" style:font-size-asian="24pt" style:font-size-complex="24pt"/>
    </style:style>
    <style:style style:name="Yellow_20_Idea-outline4" style:display-name="Yellow Idea-outline4" style:family="presentation" style:parent-style-name="Yellow_20_Idea-outline3">
      <style:paragraph-properties fo:margin-left="0cm" fo:margin-right="0cm" fo:margin-top="0.2cm" fo:margin-bottom="0cm" fo:text-indent="0cm"/>
      <style:text-properties fo:font-size="20pt" style:font-size-asian="20pt" style:font-size-complex="20pt"/>
    </style:style>
    <style:style style:name="Yellow_20_Idea-outline5" style:display-name="Yellow Idea-outline5" style:family="presentation" style:parent-style-name="Yellow_20_Idea-outline4">
      <style:paragraph-properties fo:margin-left="0cm" fo:margin-right="0cm" fo:margin-top="0.1cm" fo:margin-bottom="0cm" fo:text-indent="0cm"/>
      <style:text-properties fo:font-size="20pt" style:font-size-asian="20pt" style:font-size-complex="20pt"/>
    </style:style>
    <style:style style:name="Yellow_20_Idea-outline6" style:display-name="Yellow Idea-outline6" style:family="presentation" style:parent-style-name="Yellow_20_Idea-outline5">
      <style:paragraph-properties fo:margin-left="0cm" fo:margin-right="0cm" fo:margin-top="0.1cm" fo:margin-bottom="0cm" fo:text-indent="0cm"/>
      <style:text-properties fo:font-size="20pt" style:font-size-asian="20pt" style:font-size-complex="20pt"/>
    </style:style>
    <style:style style:name="Yellow_20_Idea-outline7" style:display-name="Yellow Idea-outline7" style:family="presentation" style:parent-style-name="Yellow_20_Idea-outline6">
      <style:paragraph-properties fo:margin-left="0cm" fo:margin-right="0cm" fo:margin-top="0.1cm" fo:margin-bottom="0cm" fo:text-indent="0cm"/>
      <style:text-properties fo:font-size="20pt" style:font-size-asian="20pt" style:font-size-complex="20pt"/>
    </style:style>
    <style:style style:name="Yellow_20_Idea-outline8" style:display-name="Yellow Idea-outline8" style:family="presentation" style:parent-style-name="Yellow_20_Idea-outline7">
      <style:paragraph-properties fo:margin-left="0cm" fo:margin-right="0cm" fo:margin-top="0.1cm" fo:margin-bottom="0cm" fo:text-indent="0cm"/>
      <style:text-properties fo:font-size="20pt" style:font-size-asian="20pt" style:font-size-complex="20pt"/>
    </style:style>
    <style:style style:name="Yellow_20_Idea-outline9" style:display-name="Yellow Idea-outline9" style:family="presentation" style:parent-style-name="Yellow_20_Idea-outline8">
      <style:paragraph-properties fo:margin-left="0cm" fo:margin-right="0cm" fo:margin-top="0.1cm" fo:margin-bottom="0cm" fo:text-indent="0cm"/>
      <style:text-properties fo:font-size="20pt" style:font-size-asian="20pt" style:font-size-complex="20pt"/>
    </style:style>
    <style:style style:name="Yellow_20_Idea-subtitle" style:display-name="Yellow Idea-subtitle" style:family="presentation">
      <style:graphic-properties draw:stroke="none" draw:fill="none" draw:textarea-vertical-align="middle">
        <text:list-style style:name="Yellow_20_Idea-subtitle" style:display-name="Yellow Idea-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Yellow_20_Idea-title" style:display-name="Yellow Idea-title" style:family="presentation">
      <style:graphic-properties draw:stroke="none" draw:fill="none" draw:textarea-vertical-align="middle">
        <text:list-style style:name="Yellow_20_Idea-title" style:display-name="Yellow Idea-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6.700000762939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2c02c"/>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draw:fill="none" draw:fill-color="#ffffff" fo:min-height="8.884cm" loext:decorative="false"/>
    </style:style>
    <style:style style:name="Mgr4" style:family="graphic" style:parent-style-name="standard">
      <style:graphic-properties draw:stroke="solid" draw:stroke-dash="Dashed_20__28_var_29__20_4" svg:stroke-width="0.217cm" svg:stroke-color="#ffffff" draw:stroke-linejoin="miter" svg:stroke-linecap="square" draw:fill="none" draw:fill-color="#f2c02c" draw:textarea-horizontal-align="center" draw:textarea-vertical-align="middle" fo:padding-top="0.233cm" fo:padding-bottom="0.233cm" fo:padding-left="0.358cm" fo:padding-right="0.358cm" loext:decorative="false"/>
    </style:style>
    <style:style style:name="Mgr5" style:family="graphic" style:parent-style-name="standard">
      <style:graphic-properties draw:stroke="solid" draw:stroke-dash="Dashed_20__28_var_29__20_4" svg:stroke-width="0.217cm" svg:stroke-color="#ffffff" draw:stroke-linejoin="round" svg:stroke-linecap="round" draw:fill="none" draw:fill-color="#f2c02c" draw:textarea-horizontal-align="center" draw:textarea-vertical-align="middle" fo:padding-top="0.233cm" fo:padding-bottom="0.233cm" fo:padding-left="0.358cm" fo:padding-right="0.358cm" loext:decorative="false"/>
    </style:style>
    <style:style style:name="Mgr6" style:family="graphic" style:parent-style-name="standard">
      <style:graphic-properties draw:stroke="solid" draw:stroke-dash="Dashed_20__28_var_29__20_4" svg:stroke-width="0.217cm" svg:stroke-color="#ffffff" draw:stroke-linejoin="round" svg:stroke-linecap="round" draw:textarea-horizontal-align="center" draw:textarea-vertical-align="middle" fo:padding-top="0.233cm" fo:padding-bottom="0.233cm" fo:padding-left="0.358cm" fo:padding-right="0.358cm" loext:decorative="false"/>
    </style:style>
    <style:style style:name="Mgr7" style:family="graphic" style:parent-style-name="standard">
      <style:graphic-properties draw:stroke="solid" draw:stroke-dash="Dashed_20__28_var_29__20_4" svg:stroke-width="0.217cm" svg:stroke-color="#000000" draw:stroke-linejoin="miter" svg:stroke-linecap="square" draw:fill="none" draw:fill-color="#f2c02c" draw:textarea-horizontal-align="center" draw:textarea-vertical-align="middle" fo:padding-top="0.233cm" fo:padding-bottom="0.233cm" fo:padding-left="0.358cm" fo:padding-right="0.358cm" loext:decorative="false"/>
    </style:style>
    <style:style style:name="Mgr8" style:family="graphic" style:parent-style-name="standard">
      <style:graphic-properties draw:stroke="solid" draw:stroke-dash="Dashed_20__28_var_29__20_4" svg:stroke-width="0.217cm" svg:stroke-color="#000000" draw:stroke-linejoin="round" svg:stroke-linecap="round" draw:fill="none" draw:fill-color="#f2c02c" draw:textarea-horizontal-align="center" draw:textarea-vertical-align="middle" fo:padding-top="0.233cm" fo:padding-bottom="0.233cm" fo:padding-left="0.358cm" fo:padding-right="0.358cm" loext:decorative="false"/>
    </style:style>
    <style:style style:name="Mgr9" style:family="graphic" style:parent-style-name="standard">
      <style:graphic-properties draw:stroke="solid" draw:stroke-dash="Dashed_20__28_var_29__20_4" svg:stroke-width="0.217cm" svg:stroke-color="#000000" draw:stroke-linejoin="round" svg:stroke-linecap="round" draw:textarea-horizontal-align="center" draw:textarea-vertical-align="middle" fo:padding-top="0.233cm" fo:padding-bottom="0.233cm" fo:padding-left="0.358cm" fo:padding-right="0.358cm" loext:decorative="false"/>
    </style:style>
    <style:style style:name="Mgr10" style:family="graphic" style:parent-style-name="standard">
      <style:graphic-properties draw:stroke="solid" draw:stroke-dash="Dashed_20__28_var_29__20_4" svg:stroke-width="0.145cm" svg:stroke-color="#000000" draw:stroke-linejoin="round" svg:stroke-linecap="round" draw:textarea-horizontal-align="center" draw:textarea-vertical-align="middle" fo:padding-top="0.197cm" fo:padding-bottom="0.197cm" fo:padding-left="0.322cm" fo:padding-right="0.322cm" loext:decorative="false"/>
    </style:style>
    <style:style style:name="Mgr11" style:family="graphic" style:parent-style-name="standard">
      <style:graphic-properties draw:stroke="solid" draw:stroke-dash="Dashed_20__28_var_29__20_4" svg:stroke-width="0.145cm" svg:stroke-color="#000000" draw:stroke-linejoin="round" svg:stroke-linecap="round" draw:fill="none" draw:fill-color="#f2c02c" draw:textarea-horizontal-align="center" draw:textarea-vertical-align="middle" fo:padding-top="0.197cm" fo:padding-bottom="0.197cm" fo:padding-left="0.322cm" fo:padding-right="0.322cm" loext:decorative="false"/>
    </style:style>
    <style:style style:name="Mgr12" style:family="graphic" style:parent-style-name="standard">
      <style:graphic-properties draw:stroke="solid" draw:stroke-dash="Dashed_20__28_var_29__20_4" svg:stroke-width="0.219cm" svg:stroke-color="#ffffff" draw:stroke-linejoin="round" svg:stroke-linecap="round" draw:textarea-horizontal-align="center" draw:textarea-vertical-align="middle" fo:padding-top="0.234cm" fo:padding-bottom="0.234cm" fo:padding-left="0.359cm" fo:padding-right="0.359cm" loext:decorative="false"/>
    </style:style>
    <style:style style:name="Mgr13" style:family="graphic" style:parent-style-name="standard">
      <style:graphic-properties draw:stroke="solid" draw:stroke-dash="Dashed_20__28_var_29__20_4" svg:stroke-width="0.145cm" svg:stroke-color="#ffffff" draw:stroke-linejoin="round" svg:stroke-linecap="round" draw:fill="none" draw:fill-color="#000000" draw:textarea-horizontal-align="center" draw:textarea-vertical-align="middle" fo:padding-top="0.197cm" fo:padding-bottom="0.197cm" fo:padding-left="0.322cm" fo:padding-right="0.322cm" loext:decorative="false"/>
    </style:style>
    <style:style style:name="Mgr14" style:family="graphic" style:parent-style-name="standard">
      <style:graphic-properties draw:stroke="solid" draw:stroke-dash="Dashed_20__28_var_29__20_4" svg:stroke-width="0.145cm" svg:stroke-color="#ffffff" draw:stroke-linejoin="round" svg:stroke-linecap="round" draw:textarea-horizontal-align="center" draw:textarea-vertical-align="middle" fo:padding-top="0.197cm" fo:padding-bottom="0.197cm" fo:padding-left="0.322cm" fo:padding-right="0.322cm" loext:decorative="false"/>
    </style:style>
    <style:style style:name="Mgr15" style:family="graphic" style:parent-style-name="standard">
      <style:graphic-properties draw:stroke="none" draw:stroke-dash="Dashed_20__28_var_29__20_4" svg:stroke-width="0cm" svg:stroke-color="#ffffff" draw:stroke-linejoin="none" svg:stroke-linecap="round" draw:fill="solid" draw:fill-color="#000000" draw:textarea-horizontal-align="center" draw:textarea-vertical-align="middle" loext:decorative="false"/>
    </style:style>
    <style:style style:name="Mpr1" style:family="presentation" style:parent-style-name="Обычный-backgroundobjects">
      <style:graphic-properties draw:stroke="none" draw:fill="none" draw:fill-color="#ffffff" draw:auto-grow-height="false" fo:min-height="1.086cm" loext:decorative="false"/>
      <style:paragraph-properties style:writing-mode="lr-tb"/>
    </style:style>
    <style:style style:name="Mpr2" style:family="presentation" style:parent-style-name="Обычный-backgroundobjects">
      <style:graphic-properties draw:stroke="none" draw:fill="none" draw:fill-color="#ffffff" draw:auto-grow-height="false" fo:min-height="1.485cm" loext:decorative="false"/>
      <style:paragraph-properties style:writing-mode="lr-tb"/>
    </style:style>
    <style:style style:name="Mpr3" style:family="presentation" style:parent-style-name="Обычный-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Yellow_20_Idea-backgroundobjects">
      <style:graphic-properties draw:stroke="none" draw:fill="none" draw:fill-color="#ffffff" draw:auto-grow-height="false" fo:min-height="1.086cm" loext:decorative="false"/>
      <style:paragraph-properties style:writing-mode="lr-tb"/>
    </style:style>
    <style:style style:name="Mpr5" style:family="presentation" style:parent-style-name="Yellow_20_Idea-backgroundobjects">
      <style:graphic-properties draw:stroke="none" draw:fill="none" draw:fill-color="#ffffff" draw:auto-grow-height="false" fo:min-height="1.397cm" loext:decorative="false"/>
      <style:paragraph-properties style:writing-mode="lr-tb"/>
    </style:style>
    <style:style style:name="Mpr6" style:family="presentation" style:parent-style-name="Yellow_20_Idea-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draw:fill-color="#ffffff"/>
    </style:style>
    <style:style style:name="MP8" style:family="paragraph">
      <style:paragraph-properties style:writing-mode="lr-tb"/>
      <style:text-properties fo:font-size="14pt" style:font-size-asian="14pt" style:font-size-complex="14pt"/>
    </style:style>
    <style:style style:name="MP9" style:family="paragraph">
      <style:paragraph-properties fo:text-align="center" style:writing-mode="lr-tb"/>
      <style:text-properties fo:font-size="14pt" style:font-size-asian="14pt" style:font-size-complex="14pt"/>
    </style:style>
    <style:style style:name="MP10" style:family="paragraph">
      <style:paragraph-properties fo:text-align="end" style:writing-mode="lr-tb"/>
      <style:text-properties fo:font-size="14pt" style:font-size-asian="14pt" style:font-size-complex="14pt"/>
    </style:style>
    <style:style style:name="MP11" style:family="paragraph">
      <loext:graphic-properties draw:fill="none" draw:fill-color="#f2c02c"/>
      <style:paragraph-properties fo:text-align="center"/>
    </style:style>
    <style:style style:name="MP12" style:family="paragraph">
      <style:paragraph-properties fo:text-align="center"/>
    </style:style>
    <style:style style:name="MP13" style:family="paragraph">
      <loext:graphic-properties draw:fill="none" draw:fill-color="#000000"/>
      <style:paragraph-properties fo:text-align="center"/>
    </style:style>
    <style:style style:name="MP14" style:family="paragraph">
      <loext:graphic-properties draw:fill="solid" draw:fill-color="#000000"/>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номер&gt;</text:page-number></text:span></text:p>
        </draw:text-box>
      </draw:frame>
    </style:handout-master>
    <style:master-page style:name="Обычный"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Обычный-title" draw:layer="backgroundobjects" svg:width="25.199cm" svg:height="2.629cm" svg:x="1.4cm" svg:y="0.628cm" presentation:class="title" presentation:placeholder="true">
        <draw:text-box/>
      </draw:frame>
      <draw:frame presentation:style-name="Обычный-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номер&gt;</text:page-number></text:span></text:p>
        </draw:text-box>
      </draw:frame>
      <presentation:notes style:page-layout-name="PM0">
        <draw:page-thumbnail presentation:style-name="Обычный-title" draw:layer="backgroundobjects" svg:width="19.798cm" svg:height="11.136cm" svg:x="0.6cm" svg:y="2.257cm" presentation:class="page"/>
        <draw:frame presentation:style-name="Обычный-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номер&gt;</text:page-number></text:span></text:p>
          </draw:text-box>
        </draw:frame>
      </presentation:notes>
    </style:master-page>
    <style:master-page style:name="Yellow_20_Idea" style:display-name="Yellow Idea" style:page-layout-name="PM1" draw:style-name="Mdp2">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Yellow_20_Idea-title" draw:layer="backgroundobjects" svg:width="25.199cm" svg:height="2.629cm" svg:x="1.4cm" svg:y="0.628cm" presentation:class="title" presentation:placeholder="true">
        <draw:text-box/>
      </draw:frame>
      <draw:frame draw:style-name="Mgr3" draw:text-style-name="MP7" draw:layer="backgroundobjects" svg:width="25.199cm" svg:height="9.134cm" svg:x="1.4cm" svg:y="3.685cm">
        <draw:text-box>
          <text:p/>
        </draw:text-box>
      </draw:frame>
      <draw:frame presentation:style-name="Mpr4" draw:text-style-name="MP2" draw:layer="backgroundobjects" svg:width="6.523cm" svg:height="1.085cm" svg:x="1.4cm" svg:y="14.348cm" presentation:class="date-time">
        <draw:text-box>
          <text:p text:style-name="MP8"><text:span text:style-name="MT1"><presentation:date-time/></text:span></text:p>
        </draw:text-box>
      </draw:frame>
      <draw:frame presentation:style-name="Mpr4" draw:text-style-name="MP6" draw:layer="backgroundobjects" svg:width="8.875cm" svg:height="1.085cm" svg:x="9.576cm" svg:y="14.348cm" presentation:class="footer">
        <draw:text-box>
          <text:p text:style-name="MP9"><text:span text:style-name="MT1"><presentation:footer/></text:span></text:p>
        </draw:text-box>
      </draw:frame>
      <draw:frame presentation:style-name="Mpr4" draw:text-style-name="MP4" draw:layer="backgroundobjects" svg:width="6.523cm" svg:height="1.085cm" svg:x="20.076cm" svg:y="14.348cm" presentation:class="page-number">
        <draw:text-box>
          <text:p text:style-name="MP10"><text:span text:style-name="MT1"><text:page-number>&lt;номер&gt;</text:page-number></text:span></text:p>
        </draw:text-box>
      </draw:frame>
      <draw:polygon draw:style-name="Mgr4" draw:text-style-name="MP11" draw:layer="backgroundobjects" svg:width="4.324cm" svg:height="5.206cm" svg:x="4.634cm" svg:y="6.164cm" svg:viewBox="0 0 4325 5207" draw:points="2162,0 2162,0 2162,0 2015,4 1874,17 1736,39 1602,70 1470,111 1339,161 1210,220 1081,290 956,367 840,449 731,537 630,631 536,732 448,840 366,956 289,1081 219,1210 160,1339 110,1470 70,1602 39,1736 17,1874 4,2015 0,2162 0,2162 0,2162 4,2308 17,2450 39,2587 70,2721 110,2853 160,2983 220,3112 289,3241 366,3366 448,3482 536,3590 630,3691 731,3785 840,3873 956,3955 1081,4032 1171,4081 1260,4125 1351,4164 1448,4201 1448,4203 1448,4954 1449,4980 1453,5005 1459,5029 1468,5052 1478,5074 1491,5095 1506,5115 1522,5133 1540,5149 1560,5164 1581,5176 1603,5187 1626,5195 1651,5202 1676,5205 1702,5207 2622,5207 2648,5205 2673,5202 2698,5195 2721,5187 2743,5176 2764,5164 2784,5149 2802,5133 2818,5115 2833,5095 2845,5074 2856,5052 2865,5029 2871,5005 2875,4980 2876,4954 2876,4203 2876,4201 2876,4201 2972,4165 3063,4125 3152,4082 3243,4032 3368,3955 3484,3872 3593,3785 3694,3691 3788,3590 3876,3482 3958,3366 4035,3241 4104,3112 4164,2983 4213,2853 4254,2721 4285,2587 4307,2450 4320,2308 4325,2162 4325,2162 4325,2162 4321,2015 4308,1874 4286,1736 4254,1602 4214,1470 4164,1339 4104,1210 4035,1081 3958,956 3876,840 3788,732 3693,631 3592,537 3484,449 3368,367 3243,290 3114,220 2985,161 2854,111 2722,70 2588,39 2450,17 2309,4">
        <text:p/>
      </draw:polygon>
      <draw:polygon draw:style-name="Mgr5" draw:text-style-name="MP11" draw:layer="backgroundobjects" svg:width="2.029cm" svg:height="0.507cm" svg:x="5.781cm" svg:y="11.37cm" svg:viewBox="0 0 2030 508" draw:points="1015,508 1776,508 1802,507 1827,503 1852,497 1875,488 1897,477 1918,465 1938,450 1956,433 1972,415 1987,396 1999,375 2010,353 2019,329 2025,305 2029,280 2030,254 2029,228 2025,203 2019,179 2010,155 1999,133 1987,112 1972,93 1956,74 1938,58 1918,43 1897,31 1875,20 1852,11 1827,5 1802,1 1776,0 254,0 228,1 203,5 179,11 155,20 133,31 112,43 93,58 74,74 58,93 43,112 31,133 20,155 11,179 5,203 1,228 0,254 1,280 5,305 11,329 20,353 31,375 43,396 58,415 74,433 93,450 112,465 133,477 155,488 179,497 203,503 228,507 254,508">
        <text:p/>
      </draw:polygon>
      <draw:polygon draw:style-name="Mgr5" draw:text-style-name="MP11" draw:layer="backgroundobjects" svg:width="1.637cm" svg:height="0.507cm" svg:x="5.977cm" svg:y="11.871cm" svg:viewBox="0 0 1638 508" draw:points="819,508 1385,508 1411,507 1436,503 1460,497 1484,488 1506,477 1527,465 1546,450 1564,433 1580,415 1595,396 1607,375 1618,353 1627,329 1633,305 1637,280 1638,254 1638,254 1637,228 1633,203 1627,179 1618,155 1607,133 1595,112 1580,93 1564,74 1546,58 1527,43 1506,31 1484,20 1460,11 1436,5 1411,1 1385,0 254,0 228,1 203,5 179,11 155,20 133,31 112,43 93,58 74,74 58,93 43,112 31,133 20,155 11,179 5,203 1,228 0,254 0,254 1,280 5,305 11,329 20,353 31,375 43,396 58,415 74,433 93,450 112,465 133,477 155,488 179,497 203,503 228,507 254,508">
        <text:p/>
      </draw:polygon>
      <draw:polygon draw:style-name="Mgr5" draw:text-style-name="MP11" draw:layer="backgroundobjects" svg:width="1.98cm" svg:height="3.768cm" svg:x="5.817cm" svg:y="7.601cm" svg:viewBox="0 0 1981 3769" draw:points="719,3769 735,2818 744,2317 754,1992 761,1935 775,1880 795,1828 821,1779 852,1733 888,1689 973,1606 1072,1529 1181,1457 1413,1319 1639,1176 1740,1099 1829,1014 1867,969 1900,922 1929,872 1952,819 1968,763 1978,704 1981,641 1977,574 1967,521 1950,475 1928,434 1901,400 1869,371 1832,347 1792,329 1749,315 1702,307 1654,302 1551,306 1446,325 1340,356 1239,398 1145,449 1064,506 1028,537 998,569 972,601 951,634 937,668 929,701 927,734 933,766 947,798 969,828 989,849 1009,865 1028,876 1048,883 1067,886 1085,884 1103,880 1120,871 1137,860 1152,846 1167,828 1180,809 1204,762 1222,709 1235,649 1240,585 1238,520 1228,453 1209,388 1180,326 1161,297 1140,269 1117,243 1090,218 1054,192 1007,162 951,131 886,100 815,70 739,44 659,22 577,7 494,0 412,3 332,16 294,28 256,43 220,61 186,84 153,110 122,141 93,176 67,216 42,260 21,309 6,359 0,410 2,460 12,512 29,563 52,615 117,719 202,824 302,929 532,1139 773,1346 992,1549 1081,1648 1153,1745 1180,1792 1201,1839 1215,1885 1222,1930 1227,2105 1226,2358 1215,2975 1192,3769">
        <text:p/>
      </draw:polygon>
      <draw:line draw:style-name="Mgr6" draw:text-style-name="MP12" draw:layer="backgroundobjects" svg:x1="6.796cm" svg:y1="4.251cm" svg:x2="6.796cm" svg:y2="4.992cm">
        <text:p/>
      </draw:line>
      <draw:line draw:style-name="Mgr6" draw:text-style-name="MP12" draw:layer="backgroundobjects" svg:x1="9.881cm" svg:y1="5.325cm" svg:x2="9.357cm" svg:y2="5.849cm">
        <text:p/>
      </draw:line>
      <draw:line draw:style-name="Mgr6" draw:text-style-name="MP12" draw:layer="backgroundobjects" svg:x1="10.694cm" svg:y1="8.195cm" svg:x2="9.952cm" svg:y2="8.195cm">
        <text:p/>
      </draw:line>
      <draw:line draw:style-name="Mgr6" draw:text-style-name="MP12" draw:layer="backgroundobjects" svg:x1="3.711cm" svg:y1="5.325cm" svg:x2="4.236cm" svg:y2="5.849cm">
        <text:p/>
      </draw:line>
      <draw:line draw:style-name="Mgr6" draw:text-style-name="MP12" draw:layer="backgroundobjects" svg:x1="2.898cm" svg:y1="8.195cm" svg:x2="3.64cm" svg:y2="8.195cm">
        <text:p/>
      </draw:line>
      <draw:polygon draw:style-name="Mgr7" draw:text-style-name="MP11" draw:layer="backgroundobjects" svg:width="4.324cm" svg:height="5.206cm" svg:x="4.554cm" svg:y="6.077cm" svg:viewBox="0 0 4325 5207" draw:points="2163,0 2163,0 2163,0 2016,4 1875,17 1737,39 1602,70 1470,110 1340,160 1211,219 1082,289 957,366 841,448 732,536 631,630 537,731 449,840 367,956 290,1081 220,1210 161,1339 111,1470 70,1602 39,1736 17,1874 4,2015 0,2162 0,2162 0,2162 5,2308 18,2450 40,2587 71,2721 111,2853 161,2983 221,3112 290,3241 367,3365 449,3482 537,3590 631,3691 732,3785 841,3873 957,3955 1082,4032 1172,4081 1261,4125 1352,4164 1449,4201 1449,4203 1449,4953 1450,4979 1454,5004 1460,5028 1469,5052 1479,5074 1492,5095 1507,5115 1523,5133 1541,5149 1561,5163 1582,5176 1604,5187 1627,5195 1652,5202 1677,5205 1703,5207 2623,5207 2649,5205 2674,5202 2699,5195 2722,5187 2744,5176 2765,5163 2785,5149 2803,5133 2819,5115 2834,5095 2846,5074 2857,5052 2866,5028 2872,5004 2876,4979 2877,4953 2877,4203 2877,4201 2877,4201 2973,4164 3065,4125 3153,4081 3244,4032 3369,3955 3485,3873 3594,3785 3695,3691 3789,3590 3877,3482 3959,3366 4036,3241 4105,3112 4165,2983 4214,2853 4255,2721 4286,2587 4308,2450 4321,2308 4325,2162 4325,2162 4325,2162 4321,2015 4308,1874 4286,1736 4255,1602 4215,1470 4165,1339 4105,1210 4036,1081 3959,956 3877,840 3789,731 3695,630 3594,536 3485,448 3369,366 3244,289 3115,219 2985,160 2855,110 2723,70 2589,39 2451,17 2309,4">
        <text:p/>
      </draw:polygon>
      <draw:polygon draw:style-name="Mgr8" draw:text-style-name="MP11" draw:layer="backgroundobjects" svg:width="2.029cm" svg:height="0.507cm" svg:x="5.702cm" svg:y="11.283cm" svg:viewBox="0 0 2030 508" draw:points="1015,508 1776,508 1802,507 1827,503 1851,497 1875,488 1897,477 1918,465 1937,450 1955,433 1972,415 1986,396 1999,375 2010,353 2018,329 2025,305 2029,280 2030,254 2029,228 2025,203 2018,179 2010,155 1999,133 1986,112 1972,93 1955,74 1937,58 1918,43 1897,31 1875,20 1851,11 1827,5 1802,1 1776,0 254,0 228,1 203,5 178,11 155,20 133,31 112,43 92,58 74,74 58,93 43,112 31,133 20,155 11,179 5,203 1,228 0,254 1,280 5,305 11,329 20,353 31,375 43,396 58,415 74,433 92,450 112,465 133,477 155,488 178,497 203,503 228,507 254,508">
        <text:p/>
      </draw:polygon>
      <draw:polygon draw:style-name="Mgr8" draw:text-style-name="MP11" draw:layer="backgroundobjects" svg:width="1.637cm" svg:height="0.507cm" svg:x="5.898cm" svg:y="11.784cm" svg:viewBox="0 0 1638 508" draw:points="819,508 1384,508 1410,507 1435,503 1459,497 1483,488 1505,477 1526,465 1545,450 1563,433 1580,415 1594,396 1607,375 1618,353 1626,329 1633,305 1637,280 1638,254 1638,254 1637,228 1633,203 1626,179 1618,155 1607,133 1594,112 1580,93 1563,74 1545,58 1526,43 1505,31 1483,20 1459,11 1435,5 1410,1 1384,0 253,0 227,1 202,5 178,11 154,20 132,31 111,43 92,58 74,74 58,93 43,112 30,133 20,155 11,179 5,203 1,228 0,254 0,254 1,280 5,305 11,329 20,353 30,375 43,396 58,415 74,433 92,450 111,465 132,477 154,488 178,497 202,503 227,507 253,508">
        <text:p/>
      </draw:polygon>
      <draw:polygon draw:style-name="Mgr8" draw:text-style-name="MP11" draw:layer="backgroundobjects" svg:width="1.981cm" svg:height="3.768cm" svg:x="5.737cm" svg:y="7.514cm" svg:viewBox="0 0 1982 3769" draw:points="720,3769 736,2818 744,2317 754,1992 761,1935 775,1880 795,1828 821,1779 852,1733 889,1689 974,1606 1073,1529 1181,1457 1414,1319 1640,1176 1741,1099 1830,1014 1868,969 1901,922 1930,872 1953,819 1969,763 1979,704 1982,641 1978,574 1967,521 1951,475 1929,434 1901,400 1869,371 1833,347 1793,329 1749,315 1703,307 1654,302 1552,306 1446,325 1341,356 1239,398 1146,449 1064,506 1029,537 999,569 973,601 952,634 938,668 930,701 928,734 934,766 948,798 970,828 990,849 1010,865 1029,876 1049,882 1068,885 1086,884 1104,879 1121,871 1138,860 1153,845 1168,828 1181,808 1205,762 1223,708 1236,649 1241,585 1239,519 1229,453 1210,388 1181,326 1162,297 1141,269 1118,243 1091,218 1055,192 1008,162 952,131 887,100 816,70 740,44 660,22 578,7 495,0 413,3 333,16 294,28 257,43 221,61 186,84 153,110 122,141 93,176 67,216 42,260 21,309 6,359 0,410 2,460 12,511 29,563 52,614 117,718 202,823 302,928 532,1138 774,1346 992,1549 1082,1648 1153,1745 1181,1792 1202,1839 1216,1885 1223,1930 1228,2105 1227,2358 1216,2975 1193,3769">
        <text:p/>
      </draw:polygon>
      <draw:line draw:style-name="Mgr9" draw:text-style-name="MP12" draw:layer="backgroundobjects" svg:x1="6.717cm" svg:y1="4.163cm" svg:x2="6.717cm" svg:y2="4.905cm">
        <text:p/>
      </draw:line>
      <draw:line draw:style-name="Mgr9" draw:text-style-name="MP12" draw:layer="backgroundobjects" svg:x1="9.802cm" svg:y1="5.238cm" svg:x2="9.278cm" svg:y2="5.762cm">
        <text:p/>
      </draw:line>
      <draw:line draw:style-name="Mgr9" draw:text-style-name="MP12" draw:layer="backgroundobjects" svg:x1="10.615cm" svg:y1="8.108cm" svg:x2="9.873cm" svg:y2="8.108cm">
        <text:p/>
      </draw:line>
      <draw:line draw:style-name="Mgr9" draw:text-style-name="MP12" draw:layer="backgroundobjects" svg:x1="3.632cm" svg:y1="5.238cm" svg:x2="4.156cm" svg:y2="5.762cm">
        <text:p/>
      </draw:line>
      <draw:line draw:style-name="Mgr9" draw:text-style-name="MP12" draw:layer="backgroundobjects" svg:x1="2.819cm" svg:y1="8.108cm" svg:x2="3.561cm" svg:y2="8.108cm">
        <text:p/>
      </draw:line>
      <draw:line draw:style-name="Mgr10" draw:text-style-name="MP12" draw:layer="backgroundobjects" svg:x1="8.638cm" svg:y1="10.677cm" svg:x2="8.288cm" svg:y2="11.027cm">
        <text:p/>
      </draw:line>
      <draw:line draw:style-name="Mgr10" draw:text-style-name="MP12" draw:layer="backgroundobjects" svg:x1="8.288cm" svg:y1="10.677cm" svg:x2="8.638cm" svg:y2="11.027cm">
        <text:p/>
      </draw:line>
      <draw:line draw:style-name="Mgr10" draw:text-style-name="MP12" draw:layer="backgroundobjects" svg:x1="5.272cm" svg:y1="5.708cm" svg:x2="4.922cm" svg:y2="6.059cm">
        <text:p/>
      </draw:line>
      <draw:line draw:style-name="Mgr10" draw:text-style-name="MP12" draw:layer="backgroundobjects" svg:x1="4.922cm" svg:y1="5.708cm" svg:x2="5.272cm" svg:y2="6.059cm">
        <text:p/>
      </draw:line>
      <draw:polygon draw:style-name="Mgr11" draw:text-style-name="MP11" draw:layer="backgroundobjects" svg:width="0.512cm" svg:height="0.571cm" svg:x="4.358cm" svg:y="11.46cm" svg:viewBox="0 0 513 572" draw:points="0,572 513,390 103,0">
        <text:p/>
      </draw:polygon>
      <draw:polygon draw:style-name="Mgr11" draw:text-style-name="MP11" draw:layer="backgroundobjects" svg:width="0.518cm" svg:height="0.562cm" svg:x="10.013cm" svg:y="9.044cm" svg:viewBox="0 0 519 563" draw:points="0,262 455,563 519,0">
        <text:p/>
      </draw:polygon>
      <draw:polygon draw:style-name="Mgr11" draw:text-style-name="MP11" draw:layer="backgroundobjects" svg:width="0.576cm" svg:height="0.508cm" svg:x="2.181cm" svg:y="5.895cm" svg:viewBox="0 0 577 509" draw:points="0,73 328,509 577,0">
        <text:p/>
      </draw:polygon>
      <draw:polygon draw:style-name="Mgr11" draw:text-style-name="MP11" draw:layer="backgroundobjects" svg:width="0.6cm" svg:height="0.599cm" svg:x="10.068cm" svg:y="5.904cm" svg:viewBox="0 0 601 600" draw:points="601,300 600,320 599,340 596,359 591,378 586,396 579,414 571,432 561,450 550,467 539,484 527,499 513,513 499,526 484,538 468,549 451,560 433,570 415,578 397,585 379,590 360,595 341,598 321,599 301,600 281,599 261,598 241,595 222,590 204,585 186,578 168,570 150,560 133,549 117,538 102,526 88,513 75,499 63,484 52,467 41,450 31,432 23,414 16,396 10,378 6,359 3,340 1,320 0,300 1,280 3,260 6,241 10,222 16,204 23,186 31,168 41,150 52,133 63,117 75,102 88,87 102,74 117,62 133,51 150,40 168,30 186,22 204,15 222,10 241,5 260,2 280,1 301,0 321,1 341,2 360,5 379,10 397,15 415,22 433,30 451,40 468,51 484,62 499,74 513,87 527,102 539,117 550,133 561,150 571,168 579,186 586,204 591,222 596,240 599,260 600,279">
        <text:p/>
      </draw:polygon>
      <draw:line draw:style-name="Mgr12" draw:text-style-name="MP12" draw:layer="backgroundobjects" svg:x1="23.998cm" svg:y1="12.13cm" svg:x2="24.288cm" svg:y2="12.465cm">
        <text:p/>
      </draw:line>
      <draw:line draw:style-name="Mgr12" draw:text-style-name="MP12" draw:layer="backgroundobjects" svg:x1="25.832cm" svg:y1="11.388cm" svg:x2="25.797cm" svg:y2="11.833cm">
        <text:p/>
      </draw:line>
      <draw:line draw:style-name="Mgr12" draw:text-style-name="MP12" draw:layer="backgroundobjects" svg:x1="27.327cm" svg:y1="12.359cm" svg:x2="26.987cm" svg:y2="12.654cm">
        <text:p/>
      </draw:line>
      <draw:line draw:style-name="Mgr12" draw:text-style-name="MP12" draw:layer="backgroundobjects" svg:x1="23.002cm" svg:y1="13.841cm" svg:x2="23.448cm" svg:y2="13.869cm">
        <text:p/>
      </draw:line>
      <draw:line draw:style-name="Mgr12" draw:text-style-name="MP12" draw:layer="backgroundobjects" svg:x1="23.751cm" svg:y1="15.458cm" svg:x2="24.092cm" svg:y2="15.163cm">
        <text:p/>
      </draw:line>
      <draw:polygon draw:style-name="Mgr13" draw:text-style-name="MP13" draw:layer="backgroundobjects" svg:width="0.576cm" svg:height="0.507cm" svg:x="13.915cm" svg:y="1.193cm" svg:viewBox="0 0 577 508" draw:points="0,73 328,508 577,0">
        <text:p/>
      </draw:polygon>
      <draw:polygon draw:style-name="Mgr13" draw:text-style-name="MP13" draw:layer="backgroundobjects" svg:width="0.518cm" svg:height="0.562cm" svg:x="17.63cm" svg:y="14.334cm" svg:viewBox="0 0 519 563" draw:points="0,262 455,563 519,0">
        <text:p/>
      </draw:polygon>
      <draw:line draw:style-name="Mgr14" draw:text-style-name="MP12" draw:layer="backgroundobjects" svg:x1="22.911cm" svg:y1="3.259cm" svg:x2="22.56cm" svg:y2="3.61cm">
        <text:p/>
      </draw:line>
      <draw:line draw:style-name="Mgr14" draw:text-style-name="MP12" draw:layer="backgroundobjects" svg:x1="22.56cm" svg:y1="3.259cm" svg:x2="22.911cm" svg:y2="3.61cm">
        <text:p/>
      </draw:line>
      <draw:polygon draw:style-name="Mgr13" draw:text-style-name="MP13" draw:layer="backgroundobjects" svg:width="0.6cm" svg:height="0.599cm" svg:x="26.858cm" svg:y="6.158cm" svg:viewBox="0 0 601 600" draw:points="601,300 600,320 598,340 595,359 591,378 585,396 578,414 570,432 560,450 549,467 538,484 526,499 513,513 499,526 484,538 468,549 451,560 433,570 415,578 397,585 378,590 360,595 340,598 320,599 300,600 280,599 260,598 241,595 222,590 204,585 186,578 168,570 150,560 133,549 116,538 101,526 87,513 74,499 62,484 51,467 40,450 30,432 22,414 15,396 10,378 5,359 2,340 1,320 0,300 1,280 2,260 5,241 10,222 15,204 22,186 30,168 40,150 51,133 62,116 74,101 87,87 101,74 116,62 133,51 150,40 168,30 186,22 204,15 222,9 241,5 260,2 280,1 300,0 321,1 341,2 360,5 379,9 397,15 415,22 433,30 451,40 468,51 484,62 499,74 513,87 526,101 538,116 549,133 560,150 570,168 578,186 585,204 591,222 595,241 598,260 600,280">
        <text:p/>
      </draw:polygon>
      <draw:polygon draw:style-name="Mgr15" draw:text-style-name="MP14" draw:layer="backgroundobjects" svg:width="0.304cm" svg:height="5.472cm" svg:x="0cm" svg:y="10.317cm" svg:viewBox="0 0 305 5473" draw:points="0,0 305,0 305,5473 0,5473">
        <text:p/>
      </draw:polygon>
      <draw:polygon draw:style-name="Mgr15" draw:text-style-name="MP14" draw:layer="backgroundobjects" svg:width="0.304cm" svg:height="5.472cm" svg:x="27.772cm" svg:y="0.001cm" svg:viewBox="0 0 305 5473" draw:points="0,0 305,0 305,5473 0,5473">
        <text:p/>
      </draw:polygon>
      <draw:frame presentation:style-name="Yellow_20_Idea-outline1" draw:layer="backgroundobjects" svg:width="25.199cm" svg:height="9.134cm" svg:x="1.4cm" svg:y="3.685cm" presentation:class="outline" presentation:placeholder="true">
        <draw:text-box/>
      </draw:frame>
      <presentation:notes style:page-layout-name="PM0">
        <draw:page-thumbnail presentation:style-name="Yellow_20_Idea-title" draw:layer="backgroundobjects" svg:width="18.115cm" svg:height="11.136cm" svg:x="1.441cm" svg:y="2.256cm" presentation:class="page"/>
        <draw:frame presentation:style-name="Yellow_20_Idea-notes" draw:layer="backgroundobjects" svg:width="16.799cm" svg:height="13.364cm" svg:x="2.1cm" svg:y="14.106cm" presentation:class="notes" presentation:placeholder="true">
          <draw:text-box/>
        </draw:frame>
        <draw:frame presentation:style-name="Mpr5" draw:text-style-name="MP2" draw:layer="backgroundobjects" svg:width="9.113cm" svg:height="1.484cm" svg:x="0cm" svg:y="0cm" presentation:class="header">
          <draw:text-box>
            <text:p text:style-name="MP8"><text:span text:style-name="MT1"><presentation:header/></text:span></text:p>
          </draw:text-box>
        </draw:frame>
        <draw:frame presentation:style-name="Mpr5" draw:text-style-name="MP4" draw:layer="backgroundobjects" svg:width="9.113cm" svg:height="1.484cm" svg:x="11.886cm" svg:y="0cm" presentation:class="date-time">
          <draw:text-box>
            <text:p text:style-name="MP10"><text:span text:style-name="MT1"><presentation:date-time/></text:span></text:p>
          </draw:text-box>
        </draw:frame>
        <draw:frame presentation:style-name="Mpr6" draw:text-style-name="MP2" draw:layer="backgroundobjects" svg:width="9.113cm" svg:height="1.484cm" svg:x="0cm" svg:y="28.215cm" presentation:class="footer">
          <draw:text-box>
            <text:p text:style-name="MP8"><text:span text:style-name="MT1"><presentation:footer/></text:span></text:p>
          </draw:text-box>
        </draw:frame>
        <draw:frame presentation:style-name="Mpr6" draw:text-style-name="MP4" draw:layer="backgroundobjects" svg:width="9.113cm" svg:height="1.484cm" svg:x="11.886cm" svg:y="28.215cm" presentation:class="page-number">
          <draw:text-box>
            <text:p text:style-name="MP10"><text:span text:style-name="MT1"><text:page-number>&lt;номер&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5-01-28T19:35:08.438000000</meta:creation-date>
    <dc:date>2025-01-30T21:33:45.365000000</dc:date>
    <meta:editing-duration>PT2H18M12S</meta:editing-duration>
    <meta:editing-cycles>7</meta:editing-cycles>
    <meta:generator>LibreOffice/7.6.0.3$Windows_X86_64 LibreOffice_project/69edd8b8ebc41d00b4de3915dc82f8f0fc3b6265</meta:generator>
    <meta:document-statistic meta:object-count="86"/>
  </office:meta>
</office:document-meta>
</file>